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89.5" calcext:value-type="float">
            <text:p>89,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80" calcext:value-type="float">
            <text:p>80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68.5" calcext:value-type="float">
            <text:p>68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e pagina con boots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ione fron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ittura documento 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ck tutti documenti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x testing and deployment hero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descrizione A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4 descrizione deployment e git repository</text:p>
          </table:table-cell>
          <table:table-cell table:number-columns-repeated="7"/>
        </table:table-row>
        <table:table-row table:style-name="ro1" table:number-rows-repeated="104852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3-01-01T11:57:55.680918705</dc:date>
    <meta:editing-duration>PT6H51M42S</meta:editing-duration>
    <meta:editing-cycles>86</meta:editing-cycles>
    <meta:generator>LibreOffice/7.3.7.2$Linux_X86_64 LibreOffice_project/30$Build-2</meta:generator>
    <meta:document-statistic meta:table-count="1" meta:cell-count="301" meta:object-count="0"/>
  </office:meta>
</office:document-meta>
</file>